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b8c" officeooo:paragraph-rsid="00136b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SIZE 1000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</text:p>
      <text:p text:style-name="P1"/>
      <text:p text:style-name="P1">Size of the tree : 2651</text:p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102 <text:s text:c="14"/>73.5071 %</text:p>
      <text:p text:style-name="P1">Incorrectly Classified Instances <text:s text:c="5"/>1118 <text:s text:c="14"/>26.4929 %</text:p>
      <text:p text:style-name="P1">Kappa statistic <text:s text:c="25"/>0.7056</text:p>
      <text:p text:style-name="P1">Mean absolute error <text:s text:c="21"/>0.053 </text:p>
      <text:p text:style-name="P1">Root mean squared error <text:s text:c="17"/>0.2302</text:p>
      <text:p text:style-name="P1">Relative absolute error <text:s text:c="16"/>29.437 <text:s/>%</text:p>
      <text:p text:style-name="P1">Root relative squared error <text:s text:c="12"/>76.7294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27 <text:s text:c="4"/>0.019 <text:s text:c="5"/>0.829 <text:s text:c="4"/>0.827 <text:s text:c="4"/>0.828 <text:s text:c="5"/>0.904 <text:s text:c="3"/>0</text:p>
      <text:p text:style-name="P1">0.774 <text:s text:c="4"/>0.031 <text:s text:c="5"/>0.739 <text:s text:c="4"/>0.774 <text:s text:c="4"/>0.756 <text:s text:c="5"/>0.872 <text:s text:c="3"/>1</text:p>
      <text:p text:style-name="P1">0.779 <text:s text:c="4"/>0.022 <text:s text:c="5"/>0.803 <text:s text:c="4"/>0.779 <text:s text:c="4"/>0.791 <text:s text:c="5"/>0.879 <text:s text:c="3"/>2</text:p>
      <text:p text:style-name="P1">0.664 <text:s text:c="4"/>0.037 <text:s text:c="5"/>0.669 <text:s text:c="4"/>0.664 <text:s text:c="4"/>0.667 <text:s text:c="5"/>0.814 <text:s text:c="3"/>3</text:p>
      <text:p text:style-name="P1">0.817 <text:s text:c="4"/>0.02 <text:s text:c="6"/>0.819 <text:s text:c="4"/>0.817 <text:s text:c="4"/>0.818 <text:s text:c="5"/>0.899 <text:s text:c="3"/>4</text:p>
      <text:p text:style-name="P1">0.71 <text:s text:c="5"/>0.039 <text:s text:c="5"/>0.672 <text:s text:c="4"/>0.71 <text:s text:c="5"/>0.69 <text:s text:c="6"/>0.836 <text:s text:c="3"/>5</text:p>
      <text:p text:style-name="P1">0.859 <text:s text:c="4"/>0.016 <text:s text:c="5"/>0.852 <text:s text:c="4"/>0.859 <text:s text:c="4"/>0.855 <text:s text:c="5"/>0.921 <text:s text:c="3"/>6</text:p>
      <text:p text:style-name="P1">0.821 <text:s text:c="4"/>0.02 <text:s text:c="6"/>0.824 <text:s text:c="4"/>0.821 <text:s text:c="4"/>0.822 <text:s text:c="5"/>0.9 <text:s text:c="5"/>7</text:p>
      <text:p text:style-name="P1">0.54 <text:s text:c="5"/>0.049 <text:s text:c="5"/>0.551 <text:s text:c="4"/>0.54 <text:s text:c="5"/>0.546 <text:s text:c="5"/>0.746 <text:s text:c="3"/>8</text:p>
      <text:p text:style-name="P1">0.559 <text:s text:c="4"/>0.043 <text:s text:c="5"/>0.585 <text:s text:c="4"/>0.559 <text:s text:c="4"/>0.572 <text:s text:c="5"/>0.758 <text:s text:c="3"/>9</text:p>
      <text:p text:style-name="P1">Weighted Avg. <text:s text:c="3"/>0.735 <text:s text:c="4"/>0.029 <text:s text:c="5"/>0.735 <text:s text:c="4"/>0.735 <text:s text:c="4"/>0.735 <text:s text:c="5"/>0.853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45 <text:s text:c="2"/>4 <text:s text:c="2"/>4 <text:s text:c="2"/>3 <text:s/>11 <text:s text:c="2"/>7 <text:s/>11 <text:s text:c="2"/>0 <text:s/>10 <text:s/>22 | <text:s text:c="2"/>a = 0</text:p>
      <text:p text:style-name="P1">4 329 <text:s/>16 <text:s text:c="2"/>7 <text:s/>12 <text:s text:c="2"/>7 <text:s text:c="2"/>6 <text:s text:c="2"/>7 <text:s/>28 <text:s text:c="2"/>9 | <text:s text:c="2"/>b = 1</text:p>
      <text:p text:style-name="P1">0 <text:s/>14 335 <text:s/>18 <text:s text:c="2"/>4 <text:s/>14 <text:s text:c="2"/>4 <text:s text:c="2"/>7 <text:s/>24 <text:s/>10 | <text:s text:c="2"/>c = 2</text:p>
      <text:p text:style-name="P1">10 <text:s text:c="2"/>4 <text:s/>18 283 <text:s text:c="2"/>1 <text:s/>23 <text:s text:c="2"/>3 <text:s/>16 <text:s/>28 <text:s/>40 | <text:s text:c="2"/>d = 3</text:p>
      <text:p text:style-name="P1">8 <text:s/>18 <text:s text:c="2"/>0 <text:s text:c="2"/>1 339 <text:s text:c="2"/>7 <text:s/>15 <text:s/>14 <text:s text:c="2"/>6 <text:s text:c="2"/>7 | <text:s text:c="2"/>e = 4</text:p>
      <text:p text:style-name="P1">6 <text:s/>10 <text:s text:c="2"/>6 <text:s/>22 <text:s text:c="2"/>8 301 <text:s/>10 <text:s text:c="2"/>9 <text:s/>24 <text:s/>28 | <text:s text:c="2"/>f = 5</text:p>
      <text:p text:style-name="P1">9 <text:s/>10 <text:s text:c="2"/>2 <text:s text:c="2"/>3 <text:s text:c="2"/>7 <text:s/>11 358 <text:s text:c="2"/>0 <text:s/>12 <text:s text:c="2"/>5 | <text:s text:c="2"/>g = 6</text:p>
      <text:p text:style-name="P1">4 <text:s/>11 <text:s text:c="2"/>9 <text:s text:c="2"/>5 <text:s/>10 <text:s text:c="2"/>8 <text:s text:c="2"/>2 352 <text:s/>15 <text:s/>13 | <text:s text:c="2"/>h = 7</text:p>
      <text:p text:style-name="P1">16 <text:s/>33 <text:s/>14 <text:s/>38 <text:s text:c="2"/>8 <text:s/>36 <text:s text:c="2"/>6 <text:s/>11 227 <text:s/>31 | <text:s text:c="2"/>i = 8</text:p>
      <text:p text:style-name="P1">14 <text:s/>12 <text:s/>13 <text:s/>43 <text:s/>14 <text:s/>34 <text:s text:c="2"/>5 <text:s/>11 <text:s/>38 233 | <text:s text:c="2"/>j = 9</text:p>
      <text:p text:style-name="P1"><text:soft-page-break/>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</text:p>
      <text:p text:style-name="P1">Size of the tree : 831</text:p>
      <text:p text:style-name="P1"/>
      <text:p text:style-name="P1">Time taken to build model: 0.1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688 <text:s text:c="14"/>87.3934 %</text:p>
      <text:p text:style-name="P1">Incorrectly Classified Instances <text:s text:c="6"/>532 <text:s text:c="14"/>12.6066 %</text:p>
      <text:p text:style-name="P1">Kappa statistic <text:s text:c="25"/>0.8599</text:p>
      <text:p text:style-name="P1">Mean absolute error <text:s text:c="21"/>0.0252</text:p>
      <text:p text:style-name="P1">Root mean squared error <text:s text:c="17"/>0.1588</text:p>
      <text:p text:style-name="P1">Relative absolute error <text:s text:c="16"/>14.0076 %</text:p>
      <text:p text:style-name="P1">Root relative squared error <text:s text:c="12"/>52.9293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7 <text:s text:c="4"/>0.005 <text:s text:c="5"/>0.954 <text:s text:c="4"/>0.947 <text:s text:c="4"/>0.951 <text:s text:c="5"/>0.971 <text:s text:c="3"/>0</text:p>
      <text:p text:style-name="P1">0.866 <text:s text:c="4"/>0.018 <text:s text:c="5"/>0.842 <text:s text:c="4"/>0.866 <text:s text:c="4"/>0.854 <text:s text:c="5"/>0.924 <text:s text:c="3"/>1</text:p>
      <text:p text:style-name="P1">0.881 <text:s text:c="4"/>0.014 <text:s text:c="5"/>0.877 <text:s text:c="4"/>0.881 <text:s text:c="4"/>0.879 <text:s text:c="5"/>0.934 <text:s text:c="3"/>2</text:p>
      <text:p text:style-name="P1">0.831 <text:s text:c="4"/>0.016 <text:s text:c="5"/>0.853 <text:s text:c="4"/>0.831 <text:s text:c="4"/>0.842 <text:s text:c="5"/>0.907 <text:s text:c="3"/>3</text:p>
      <text:p text:style-name="P1">0.892 <text:s text:c="4"/>0.013 <text:s text:c="5"/>0.883 <text:s text:c="4"/>0.892 <text:s text:c="4"/>0.887 <text:s text:c="5"/>0.939 <text:s text:c="3"/>4</text:p>
      <text:p text:style-name="P1">0.868 <text:s text:c="4"/>0.011 <text:s text:c="5"/>0.898 <text:s text:c="4"/>0.868 <text:s text:c="4"/>0.882 <text:s text:c="5"/>0.928 <text:s text:c="3"/>5</text:p>
      <text:p text:style-name="P1">0.935 <text:s text:c="4"/>0.006 <text:s text:c="5"/>0.944 <text:s text:c="4"/>0.935 <text:s text:c="4"/>0.94 <text:s text:c="6"/>0.965 <text:s text:c="3"/>6</text:p>
      <text:p text:style-name="P1">0.904 <text:s text:c="4"/>0.012 <text:s text:c="5"/>0.894 <text:s text:c="4"/>0.904 <text:s text:c="4"/>0.899 <text:s text:c="5"/>0.946 <text:s text:c="3"/>7</text:p>
      <text:p text:style-name="P1">0.8 <text:s text:c="6"/>0.022 <text:s text:c="5"/>0.8 <text:s text:c="6"/>0.8 <text:s text:c="6"/>0.8 <text:s text:c="7"/>0.889 <text:s text:c="3"/>8</text:p>
      <text:p text:style-name="P1">0.815 <text:s text:c="4"/>0.023 <text:s text:c="5"/>0.798 <text:s text:c="4"/>0.815 <text:s text:c="4"/>0.807 <text:s text:c="5"/>0.896 <text:s text:c="3"/>9</text:p>
      <text:p text:style-name="P1">Weighted Avg. <text:s text:c="3"/>0.874 <text:s text:c="4"/>0.014 <text:s text:c="5"/>0.874 <text:s text:c="4"/>0.874 <text:s text:c="4"/>0.874 <text:s text:c="5"/>0.93 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95 <text:s text:c="2"/>0 <text:s text:c="2"/>0 <text:s text:c="2"/>4 <text:s text:c="2"/>6 <text:s text:c="2"/>2 <text:s text:c="2"/>2 <text:s text:c="2"/>0 <text:s text:c="2"/>3 <text:s text:c="2"/>5 | <text:s text:c="2"/>a = 0</text:p>
      <text:p text:style-name="P1">0 368 <text:s/>12 <text:s text:c="2"/>6 <text:s text:c="2"/>9 <text:s text:c="2"/>5 <text:s text:c="2"/>4 <text:s text:c="2"/>6 <text:s/>12 <text:s text:c="2"/>3 | <text:s text:c="2"/>b = 1</text:p>
      <text:p text:style-name="P1">2 <text:s text:c="2"/>7 379 <text:s text:c="2"/>6 <text:s text:c="2"/>1 <text:s text:c="2"/>3 <text:s text:c="2"/>2 <text:s text:c="2"/>3 <text:s/>18 <text:s text:c="2"/>9 | <text:s text:c="2"/>c = 2</text:p>
      <text:p text:style-name="P1">2 <text:s text:c="2"/>8 <text:s text:c="2"/>8 354 <text:s text:c="2"/>0 <text:s/>13 <text:s text:c="2"/>1 <text:s text:c="2"/>7 <text:s text:c="2"/>9 <text:s/>24 | <text:s text:c="2"/>d = 3</text:p>
      <text:p text:style-name="P1">3 <text:s text:c="2"/>6 <text:s text:c="2"/>1 <text:s text:c="2"/>3 370 <text:s text:c="2"/>3 <text:s text:c="2"/>4 <text:s text:c="2"/>6 <text:s/>10 <text:s text:c="2"/>9 | <text:s text:c="2"/>e = 4</text:p>
      <text:p text:style-name="P1">2 <text:s text:c="2"/>8 <text:s text:c="2"/>4 <text:s text:c="2"/>7 <text:s text:c="2"/>2 368 <text:s text:c="2"/>5 <text:s text:c="2"/>4 <text:s/>10 <text:s/>14 | <text:s text:c="2"/>f = 5</text:p>
      <text:p text:style-name="P1">3 <text:s text:c="2"/>5 <text:s text:c="2"/>3 <text:s text:c="2"/>0 <text:s text:c="2"/>8 <text:s text:c="2"/>2 390 <text:s text:c="2"/>0 <text:s text:c="2"/>6 <text:s text:c="2"/>0 | <text:s text:c="2"/>g = 6</text:p>
      <text:p text:style-name="P1">0 <text:s text:c="2"/>7 <text:s text:c="2"/>2 <text:s text:c="2"/>4 <text:s text:c="2"/>9 <text:s text:c="2"/>3 <text:s text:c="2"/>0 388 <text:s text:c="2"/>4 <text:s/>12 | <text:s text:c="2"/>h = 7</text:p>
      <text:p text:style-name="P1">5 <text:s/>22 <text:s/>12 <text:s text:c="2"/>8 <text:s text:c="2"/>7 <text:s text:c="2"/>7 <text:s text:c="2"/>5 <text:s text:c="2"/>8 336 <text:s/>10 | <text:s text:c="2"/>i = 8</text:p>
      <text:p text:style-name="P1">2 <text:s text:c="2"/>6 <text:s/>11 <text:s/>23 <text:s text:c="2"/>7 <text:s text:c="2"/>4 <text:s text:c="2"/>0 <text:s/>12 <text:s/>12 340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5 </text:p>
      <text:p text:style-name="P1">Size of the tree : 687</text:p>
      <text:p text:style-name="P1"/>
      <text:p text:style-name="P1">Time taken to build model: 0.0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728 <text:s text:c="14"/>88.3412 %</text:p>
      <text:p text:style-name="P1">Incorrectly Classified Instances <text:s text:c="6"/>492 <text:s text:c="14"/>11.6588 %</text:p>
      <text:p text:style-name="P1">Kappa statistic <text:s text:c="25"/>0.8705</text:p>
      <text:p text:style-name="P1">Mean absolute error <text:s text:c="21"/>0.0233</text:p>
      <text:p text:style-name="P1">Root mean squared error <text:s text:c="17"/>0.1527</text:p>
      <text:p text:style-name="P1">Relative absolute error <text:s text:c="16"/>12.9544 %</text:p>
      <text:p text:style-name="P1">Root relative squared error <text:s text:c="12"/>50.9006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9 <text:s text:c="4"/>0.004 <text:s text:c="5"/>0.959 <text:s text:c="4"/>0.959 <text:s text:c="4"/>0.959 <text:s text:c="5"/>0.977 <text:s text:c="3"/>0</text:p>
      <text:p text:style-name="P1">0.882 <text:s text:c="4"/>0.017 <text:s text:c="5"/>0.854 <text:s text:c="4"/>0.882 <text:s text:c="4"/>0.868 <text:s text:c="5"/>0.933 <text:s text:c="3"/>1</text:p>
      <text:p text:style-name="P1">0.879 <text:s text:c="4"/>0.013 <text:s text:c="5"/>0.887 <text:s text:c="4"/>0.879 <text:s text:c="4"/>0.883 <text:s text:c="5"/>0.933 <text:s text:c="3"/>2</text:p>
      <text:p text:style-name="P1">0.871 <text:s text:c="4"/>0.018 <text:s text:c="5"/>0.843 <text:s text:c="4"/>0.871 <text:s text:c="4"/>0.857 <text:s text:c="5"/>0.926 <text:s text:c="3"/>3</text:p>
      <text:p text:style-name="P1">0.892 <text:s text:c="4"/>0.013 <text:s text:c="5"/>0.883 <text:s text:c="4"/>0.892 <text:s text:c="4"/>0.887 <text:s text:c="5"/>0.939 <text:s text:c="3"/>4</text:p>
      <text:p text:style-name="P1">0.851 <text:s text:c="4"/>0.01 <text:s text:c="6"/>0.907 <text:s text:c="4"/>0.851 <text:s text:c="4"/>0.878 <text:s text:c="5"/>0.921 <text:s text:c="3"/>5</text:p>
      <text:p text:style-name="P1">0.947 <text:s text:c="4"/>0.007 <text:s text:c="5"/>0.936 <text:s text:c="4"/>0.947 <text:s text:c="4"/>0.942 <text:s text:c="5"/>0.97 <text:s text:c="4"/>6</text:p>
      <text:p text:style-name="P1">0.911 <text:s text:c="4"/>0.012 <text:s text:c="5"/>0.897 <text:s text:c="4"/>0.911 <text:s text:c="4"/>0.904 <text:s text:c="5"/>0.95 <text:s text:c="4"/>7</text:p>
      <text:p text:style-name="P1">0.81 <text:s text:c="5"/>0.016 <text:s text:c="5"/>0.852 <text:s text:c="4"/>0.81 <text:s text:c="5"/>0.83 <text:s text:c="6"/>0.897 <text:s text:c="3"/>8</text:p>
      <text:p text:style-name="P1">0.832 <text:s text:c="4"/>0.02 <text:s text:c="6"/>0.818 <text:s text:c="4"/>0.832 <text:s text:c="4"/>0.825 <text:s text:c="5"/>0.906 <text:s text:c="3"/>9</text:p>
      <text:p text:style-name="P1">Weighted Avg. <text:s text:c="3"/>0.883 <text:s text:c="4"/>0.013 <text:s text:c="5"/>0.884 <text:s text:c="4"/>0.883 <text:s text:c="4"/>0.883 <text:s text:c="5"/>0.935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0 <text:s text:c="2"/>0 <text:s text:c="2"/>0 <text:s text:c="2"/>0 <text:s text:c="2"/>4 <text:s text:c="2"/>2 <text:s text:c="2"/>3 <text:s text:c="2"/>2 <text:s text:c="2"/>4 <text:s text:c="2"/>2 | <text:s text:c="2"/>a = 0</text:p>
      <text:p text:style-name="P1">0 375 <text:s text:c="2"/>6 <text:s text:c="2"/>7 <text:s text:c="2"/>6 <text:s text:c="2"/>5 <text:s text:c="2"/>4 <text:s text:c="2"/>5 <text:s text:c="2"/>9 <text:s text:c="2"/>8 | <text:s text:c="2"/>b = 1</text:p>
      <text:p text:style-name="P1">2 <text:s/>16 378 <text:s/>10 <text:s text:c="2"/>3 <text:s text:c="2"/>1 <text:s text:c="2"/>1 <text:s text:c="2"/>2 <text:s text:c="2"/>4 <text:s/>13 | <text:s text:c="2"/>c = 2</text:p>
      <text:p text:style-name="P1">1 <text:s text:c="2"/>7 <text:s text:c="2"/>8 371 <text:s text:c="2"/>1 <text:s text:c="2"/>3 <text:s text:c="2"/>2 <text:s text:c="2"/>8 <text:s text:c="2"/>9 <text:s/>16 | <text:s text:c="2"/>d = 3</text:p>
      <text:p text:style-name="P1">2 <text:s/>10 <text:s text:c="2"/>2 <text:s text:c="2"/>2 370 <text:s text:c="2"/>4 <text:s text:c="2"/>8 <text:s text:c="2"/>6 <text:s text:c="2"/>8 <text:s text:c="2"/>3 | <text:s text:c="2"/>e = 4</text:p>
      <text:p text:style-name="P1">1 <text:s text:c="2"/>7 <text:s text:c="2"/>2 <text:s/>14 <text:s text:c="2"/>8 361 <text:s text:c="2"/>5 <text:s text:c="2"/>5 <text:s text:c="2"/>7 <text:s/>14 | <text:s text:c="2"/>f = 5</text:p>
      <text:p text:style-name="P1">4 <text:s text:c="2"/>3 <text:s text:c="2"/>1 <text:s text:c="2"/>0 <text:s text:c="2"/>6 <text:s text:c="2"/>5 395 <text:s text:c="2"/>0 <text:s text:c="2"/>3 <text:s text:c="2"/>0 | <text:s text:c="2"/>g = 6</text:p>
      <text:p text:style-name="P1">0 <text:s text:c="2"/>3 <text:s text:c="2"/>5 <text:s text:c="2"/>3 <text:s/>12 <text:s text:c="2"/>0 <text:s text:c="2"/>0 391 <text:s text:c="2"/>7 <text:s text:c="2"/>8 | <text:s text:c="2"/>h = 7</text:p>
      <text:p text:style-name="P1">5 <text:s/>12 <text:s/>15 <text:s/>11 <text:s text:c="2"/>4 <text:s text:c="2"/>9 <text:s text:c="2"/>4 <text:s text:c="2"/>7 340 <text:s/>13 | <text:s text:c="2"/>i = 8</text:p>
      <text:p text:style-name="P1">2 <text:s text:c="2"/>6 <text:s text:c="2"/>9 <text:s/>22 <text:s text:c="2"/>5 <text:s text:c="2"/>8 <text:s text:c="2"/>0 <text:s/>10 <text:s text:c="2"/>8 347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oft-page-break/>#18</text:p>
      <text:p text:style-name="P1"/>
      <text:p text:style-name="P1">Size of the tree : 631</text:p>
      <text:p text:style-name="P1"/>
      <text:p text:style-name="P1">Time taken to build model: 0.07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731 <text:s text:c="14"/>88.4123 %</text:p>
      <text:p text:style-name="P1">Incorrectly Classified Instances <text:s text:c="6"/>489 <text:s text:c="14"/>11.5877 %</text:p>
      <text:p text:style-name="P1">Kappa statistic <text:s text:c="25"/>0.8712</text:p>
      <text:p text:style-name="P1">Mean absolute error <text:s text:c="21"/>0.0232</text:p>
      <text:p text:style-name="P1">Root mean squared error <text:s text:c="17"/>0.1522</text:p>
      <text:p text:style-name="P1">Relative absolute error <text:s text:c="16"/>12.8754 %</text:p>
      <text:p text:style-name="P1">Root relative squared error <text:s text:c="12"/>50.7452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2 <text:s text:c="4"/>0.003 <text:s text:c="5"/>0.973 <text:s text:c="4"/>0.942 <text:s text:c="4"/>0.957 <text:s text:c="5"/>0.97 <text:s text:c="4"/>0</text:p>
      <text:p text:style-name="P1">0.873 <text:s text:c="4"/>0.011 <text:s text:c="5"/>0.896 <text:s text:c="4"/>0.873 <text:s text:c="4"/>0.884 <text:s text:c="5"/>0.931 <text:s text:c="3"/>1</text:p>
      <text:p text:style-name="P1">0.893 <text:s text:c="4"/>0.012 <text:s text:c="5"/>0.893 <text:s text:c="4"/>0.893 <text:s text:c="4"/>0.893 <text:s text:c="5"/>0.94 <text:s text:c="4"/>2</text:p>
      <text:p text:style-name="P1">0.84 <text:s text:c="5"/>0.019 <text:s text:c="5"/>0.831 <text:s text:c="4"/>0.84 <text:s text:c="5"/>0.835 <text:s text:c="5"/>0.911 <text:s text:c="3"/>3</text:p>
      <text:p text:style-name="P1">0.889 <text:s text:c="4"/>0.013 <text:s text:c="5"/>0.881 <text:s text:c="4"/>0.889 <text:s text:c="4"/>0.885 <text:s text:c="5"/>0.938 <text:s text:c="3"/>4</text:p>
      <text:p text:style-name="P1">0.882 <text:s text:c="4"/>0.008 <text:s text:c="5"/>0.926 <text:s text:c="4"/>0.882 <text:s text:c="4"/>0.903 <text:s text:c="5"/>0.937 <text:s text:c="3"/>5</text:p>
      <text:p text:style-name="P1">0.95 <text:s text:c="5"/>0.008 <text:s text:c="5"/>0.925 <text:s text:c="4"/>0.95 <text:s text:c="5"/>0.937 <text:s text:c="5"/>0.971 <text:s text:c="3"/>6</text:p>
      <text:p text:style-name="P1">0.911 <text:s text:c="4"/>0.009 <text:s text:c="5"/>0.918 <text:s text:c="4"/>0.911 <text:s text:c="4"/>0.915 <text:s text:c="5"/>0.951 <text:s text:c="3"/>7</text:p>
      <text:p text:style-name="P1">0.817 <text:s text:c="4"/>0.024 <text:s text:c="5"/>0.792 <text:s text:c="4"/>0.817 <text:s text:c="4"/>0.804 <text:s text:c="5"/>0.896 <text:s text:c="3"/>8</text:p>
      <text:p text:style-name="P1">0.844 <text:s text:c="4"/>0.021 <text:s text:c="5"/>0.817 <text:s text:c="4"/>0.844 <text:s text:c="4"/>0.83 <text:s text:c="6"/>0.912 <text:s text:c="3"/>9</text:p>
      <text:p text:style-name="P1">Weighted Avg. <text:s text:c="3"/>0.884 <text:s text:c="4"/>0.013 <text:s text:c="5"/>0.885 <text:s text:c="4"/>0.884 <text:s text:c="4"/>0.884 <text:s text:c="5"/>0.93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93 <text:s text:c="2"/>0 <text:s text:c="2"/>1 <text:s text:c="2"/>0 <text:s text:c="2"/>5 <text:s text:c="2"/>2 <text:s text:c="2"/>2 <text:s text:c="2"/>2 <text:s text:c="2"/>8 <text:s text:c="2"/>4 | <text:s text:c="2"/>a = 0</text:p>
      <text:p text:style-name="P1">1 371 <text:s text:c="2"/>7 <text:s text:c="2"/>8 <text:s/>14 <text:s text:c="2"/>2 <text:s text:c="2"/>2 <text:s text:c="2"/>2 <text:s/>14 <text:s text:c="2"/>4 | <text:s text:c="2"/>b = 1</text:p>
      <text:p text:style-name="P1">0 <text:s text:c="2"/>7 384 <text:s text:c="2"/>9 <text:s text:c="2"/>1 <text:s text:c="2"/>2 <text:s text:c="2"/>3 <text:s text:c="2"/>2 <text:s/>16 <text:s text:c="2"/>6 | <text:s text:c="2"/>c = 2</text:p>
      <text:p text:style-name="P1">0 <text:s text:c="2"/>1 <text:s/>14 358 <text:s text:c="2"/>0 <text:s text:c="2"/>5 <text:s text:c="2"/>2 <text:s text:c="2"/>5 <text:s/>16 <text:s/>25 | <text:s text:c="2"/>d = 3</text:p>
      <text:p text:style-name="P1">2 <text:s text:c="2"/>6 <text:s text:c="2"/>0 <text:s text:c="2"/>2 369 <text:s text:c="2"/>6 <text:s text:c="2"/>7 <text:s text:c="2"/>8 <text:s text:c="2"/>9 <text:s text:c="2"/>6 | <text:s text:c="2"/>e = 4</text:p>
      <text:p text:style-name="P1">3 <text:s text:c="2"/>0 <text:s text:c="2"/>3 <text:s/>12 <text:s text:c="2"/>4 374 <text:s text:c="2"/>6 <text:s text:c="2"/>3 <text:s text:c="2"/>9 <text:s/>10 | <text:s text:c="2"/>f = 5</text:p>
      <text:p text:style-name="P1">3 <text:s text:c="2"/>3 <text:s text:c="2"/>4 <text:s text:c="2"/>0 <text:s text:c="2"/>5 <text:s text:c="2"/>2 396 <text:s text:c="2"/>1 <text:s text:c="2"/>2 <text:s text:c="2"/>1 | <text:s text:c="2"/>g = 6</text:p>
      <text:p text:style-name="P1">0 <text:s text:c="2"/>6 <text:s text:c="2"/>4 <text:s text:c="2"/>3 <text:s text:c="2"/>7 <text:s text:c="2"/>3 <text:s text:c="2"/>0 391 <text:s text:c="2"/>3 <text:s/>12 | <text:s text:c="2"/>h = 7</text:p>
      <text:p text:style-name="P1">1 <text:s/>12 <text:s text:c="2"/>9 <text:s/>15 <text:s text:c="2"/>6 <text:s text:c="2"/>6 <text:s/>10 <text:s text:c="2"/>7 343 <text:s/>11 | <text:s text:c="2"/>i = 8</text:p>
      <text:p text:style-name="P1">1 <text:s text:c="2"/>8 <text:s text:c="2"/>4 <text:s/>24 <text:s text:c="2"/>8 <text:s text:c="2"/>2 <text:s text:c="2"/>0 <text:s text:c="2"/>5 <text:s/>13 352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oft-page-break/>#21</text:p>
      <text:p text:style-name="P1"/>
      <text:p text:style-name="P1"/>
      <text:p text:style-name="P1">Size of the tree : 615</text:p>
      <text:p text:style-name="P1"/>
      <text:p text:style-name="P1">Time taken to build model: 0.07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754 <text:s text:c="14"/>88.9573 %</text:p>
      <text:p text:style-name="P1">Incorrectly Classified Instances <text:s text:c="6"/>466 <text:s text:c="14"/>11.0427 %</text:p>
      <text:p text:style-name="P1">Kappa statistic <text:s text:c="25"/>0.8773</text:p>
      <text:p text:style-name="P1">Mean absolute error <text:s text:c="21"/>0.0221</text:p>
      <text:p text:style-name="P1">Root mean squared error <text:s text:c="17"/>0.1486</text:p>
      <text:p text:style-name="P1">Relative absolute error <text:s text:c="16"/>12.2698 %</text:p>
      <text:p text:style-name="P1">Root relative squared error <text:s text:c="12"/>49.5374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7 <text:s text:c="4"/>0.003 <text:s text:c="5"/>0.968 <text:s text:c="4"/>0.957 <text:s text:c="4"/>0.963 <text:s text:c="5"/>0.977 <text:s text:c="3"/>0</text:p>
      <text:p text:style-name="P1">0.901 <text:s text:c="4"/>0.015 <text:s text:c="5"/>0.868 <text:s text:c="4"/>0.901 <text:s text:c="4"/>0.885 <text:s text:c="5"/>0.943 <text:s text:c="3"/>1</text:p>
      <text:p text:style-name="P1">0.87 <text:s text:c="5"/>0.007 <text:s text:c="5"/>0.93 <text:s text:c="5"/>0.87 <text:s text:c="5"/>0.899 <text:s text:c="5"/>0.931 <text:s text:c="3"/>2</text:p>
      <text:p text:style-name="P1">0.847 <text:s text:c="4"/>0.014 <text:s text:c="5"/>0.87 <text:s text:c="5"/>0.847 <text:s text:c="4"/>0.859 <text:s text:c="5"/>0.917 <text:s text:c="3"/>3</text:p>
      <text:p text:style-name="P1">0.892 <text:s text:c="4"/>0.01 <text:s text:c="6"/>0.909 <text:s text:c="4"/>0.892 <text:s text:c="4"/>0.9 <text:s text:c="7"/>0.941 <text:s text:c="3"/>4</text:p>
      <text:p text:style-name="P1">0.875 <text:s text:c="4"/>0.014 <text:s text:c="5"/>0.871 <text:s text:c="4"/>0.875 <text:s text:c="4"/>0.873 <text:s text:c="5"/>0.93 <text:s text:c="4"/>5</text:p>
      <text:p text:style-name="P1">0.945 <text:s text:c="4"/>0.007 <text:s text:c="5"/>0.938 <text:s text:c="4"/>0.945 <text:s text:c="4"/>0.941 <text:s text:c="5"/>0.969 <text:s text:c="3"/>6</text:p>
      <text:p text:style-name="P1">0.916 <text:s text:c="4"/>0.007 <text:s text:c="5"/>0.933 <text:s text:c="4"/>0.916 <text:s text:c="4"/>0.925 <text:s text:c="5"/>0.954 <text:s text:c="3"/>7</text:p>
      <text:p text:style-name="P1">0.829 <text:s text:c="4"/>0.024 <text:s text:c="5"/>0.789 <text:s text:c="4"/>0.829 <text:s text:c="4"/>0.808 <text:s text:c="5"/>0.902 <text:s text:c="3"/>8</text:p>
      <text:p text:style-name="P1">0.866 <text:s text:c="4"/>0.019 <text:s text:c="5"/>0.83 <text:s text:c="5"/>0.866 <text:s text:c="4"/>0.847 <text:s text:c="5"/>0.923 <text:s text:c="3"/>9</text:p>
      <text:p text:style-name="P1">Weighted Avg. <text:s text:c="3"/>0.89 <text:s text:c="5"/>0.012 <text:s text:c="5"/>0.891 <text:s text:c="4"/>0.89 <text:s text:c="5"/>0.89 <text:s text:c="6"/>0.93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99 <text:s text:c="2"/>1 <text:s text:c="2"/>1 <text:s text:c="2"/>0 <text:s text:c="2"/>3 <text:s text:c="2"/>3 <text:s text:c="2"/>4 <text:s text:c="2"/>1 <text:s text:c="2"/>4 <text:s text:c="2"/>1 | <text:s text:c="2"/>a = 0</text:p>
      <text:p text:style-name="P1">1 383 <text:s text:c="2"/>3 <text:s text:c="2"/>3 <text:s text:c="2"/>6 <text:s text:c="2"/>3 <text:s text:c="2"/>2 <text:s text:c="2"/>3 <text:s/>14 <text:s text:c="2"/>7 | <text:s text:c="2"/>b = 1</text:p>
      <text:p text:style-name="P1">2 <text:s text:c="2"/>5 374 <text:s/>12 <text:s text:c="2"/>1 <text:s text:c="2"/>3 <text:s text:c="2"/>6 <text:s text:c="2"/>2 <text:s/>16 <text:s text:c="2"/>9 | <text:s text:c="2"/>c = 2</text:p>
      <text:p text:style-name="P1">0 <text:s text:c="2"/>9 <text:s text:c="2"/>6 361 <text:s text:c="2"/>2 <text:s/>13 <text:s text:c="2"/>1 <text:s text:c="2"/>6 <text:s/>10 <text:s/>18 | <text:s text:c="2"/>d = 3</text:p>
      <text:p text:style-name="P1">5 <text:s text:c="2"/>8 <text:s text:c="2"/>1 <text:s text:c="2"/>0 370 <text:s text:c="2"/>5 <text:s text:c="2"/>6 <text:s text:c="2"/>4 <text:s/>12 <text:s text:c="2"/>4 | <text:s text:c="2"/>e = 4</text:p>
      <text:p text:style-name="P1">1 <text:s text:c="2"/>8 <text:s text:c="2"/>0 <text:s text:c="2"/>8 <text:s text:c="2"/>7 371 <text:s text:c="2"/>3 <text:s text:c="2"/>4 <text:s text:c="2"/>6 <text:s/>16 | <text:s text:c="2"/>f = 5</text:p>
      <text:p text:style-name="P1">1 <text:s text:c="2"/>4 <text:s text:c="2"/>2 <text:s text:c="2"/>0 <text:s text:c="2"/>3 <text:s text:c="2"/>8 394 <text:s text:c="2"/>1 <text:s text:c="2"/>4 <text:s text:c="2"/>0 | <text:s text:c="2"/>g = 6</text:p>
      <text:p text:style-name="P1">1 <text:s text:c="2"/>5 <text:s text:c="2"/>2 <text:s text:c="2"/>5 <text:s text:c="2"/>4 <text:s text:c="2"/>3 <text:s text:c="2"/>0 393 <text:s text:c="2"/>8 <text:s text:c="2"/>8 | <text:s text:c="2"/>h = 7</text:p>
      <text:p text:style-name="P1">1 <text:s/>15 <text:s/>11 <text:s/>12 <text:s text:c="2"/>7 <text:s text:c="2"/>8 <text:s text:c="2"/>4 <text:s text:c="2"/>3 348 <text:s/>11 | <text:s text:c="2"/>i = 8</text:p>
      <text:p text:style-name="P1">1 <text:s text:c="2"/>3 <text:s text:c="2"/>2 <text:s/>14 <text:s text:c="2"/>4 <text:s text:c="2"/>9 <text:s text:c="2"/>0 <text:s text:c="2"/>4 <text:s/>19 361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30</text:p>
      <text:p text:style-name="P1"><text:soft-page-break/></text:p>
      <text:p text:style-name="P1"/>
      <text:p text:style-name="P1">Size of the tree : 577</text:p>
      <text:p text:style-name="P1"/>
      <text:p text:style-name="P1">Time taken to build model: 0.09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771 <text:s text:c="14"/>89.3602 %</text:p>
      <text:p text:style-name="P1">Incorrectly Classified Instances <text:s text:c="6"/>449 <text:s text:c="14"/>10.6398 %</text:p>
      <text:p text:style-name="P1">Kappa statistic <text:s text:c="25"/>0.8818</text:p>
      <text:p text:style-name="P1">Mean absolute error <text:s text:c="21"/>0.0213</text:p>
      <text:p text:style-name="P1">Root mean squared error <text:s text:c="17"/>0.1459</text:p>
      <text:p text:style-name="P1">Relative absolute error <text:s text:c="16"/>11.8222 %</text:p>
      <text:p text:style-name="P1">Root relative squared error <text:s text:c="12"/>48.6255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5 <text:s text:c="5"/>0.955 <text:s text:c="4"/>0.971 <text:s text:c="4"/>0.963 <text:s text:c="5"/>0.983 <text:s text:c="3"/>0</text:p>
      <text:p text:style-name="P1">0.875 <text:s text:c="4"/>0.014 <text:s text:c="5"/>0.877 <text:s text:c="4"/>0.875 <text:s text:c="4"/>0.876 <text:s text:c="5"/>0.931 <text:s text:c="3"/>1</text:p>
      <text:p text:style-name="P1">0.874 <text:s text:c="4"/>0.012 <text:s text:c="5"/>0.891 <text:s text:c="4"/>0.874 <text:s text:c="4"/>0.883 <text:s text:c="5"/>0.931 <text:s text:c="3"/>2</text:p>
      <text:p text:style-name="P1">0.857 <text:s text:c="4"/>0.013 <text:s text:c="5"/>0.877 <text:s text:c="4"/>0.857 <text:s text:c="4"/>0.867 <text:s text:c="5"/>0.922 <text:s text:c="3"/>3</text:p>
      <text:p text:style-name="P1">0.906 <text:s text:c="4"/>0.01 <text:s text:c="6"/>0.906 <text:s text:c="4"/>0.906 <text:s text:c="4"/>0.906 <text:s text:c="5"/>0.948 <text:s text:c="3"/>4</text:p>
      <text:p text:style-name="P1">0.899 <text:s text:c="4"/>0.012 <text:s text:c="5"/>0.896 <text:s text:c="4"/>0.899 <text:s text:c="4"/>0.898 <text:s text:c="5"/>0.943 <text:s text:c="3"/>5</text:p>
      <text:p text:style-name="P1">0.95 <text:s text:c="5"/>0.007 <text:s text:c="5"/>0.934 <text:s text:c="4"/>0.95 <text:s text:c="5"/>0.942 <text:s text:c="5"/>0.971 <text:s text:c="3"/>6</text:p>
      <text:p text:style-name="P1">0.904 <text:s text:c="4"/>0.008 <text:s text:c="5"/>0.924 <text:s text:c="4"/>0.904 <text:s text:c="4"/>0.914 <text:s text:c="5"/>0.948 <text:s text:c="3"/>7</text:p>
      <text:p text:style-name="P1">0.829 <text:s text:c="4"/>0.019 <text:s text:c="5"/>0.829 <text:s text:c="4"/>0.829 <text:s text:c="4"/>0.829 <text:s text:c="5"/>0.905 <text:s text:c="3"/>8</text:p>
      <text:p text:style-name="P1">0.873 <text:s text:c="4"/>0.017 <text:s text:c="5"/>0.847 <text:s text:c="4"/>0.873 <text:s text:c="4"/>0.86 <text:s text:c="6"/>0.928 <text:s text:c="3"/>9</text:p>
      <text:p text:style-name="P1">Weighted Avg. <text:s text:c="3"/>0.894 <text:s text:c="4"/>0.012 <text:s text:c="5"/>0.894 <text:s text:c="4"/>0.894 <text:s text:c="4"/>0.894 <text:s text:c="5"/>0.941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5 <text:s text:c="2"/>1 <text:s text:c="2"/>1 <text:s text:c="2"/>1 <text:s text:c="2"/>1 <text:s text:c="2"/>1 <text:s text:c="2"/>1 <text:s text:c="2"/>0 <text:s text:c="2"/>3 <text:s text:c="2"/>3 | <text:s text:c="2"/>a = 0</text:p>
      <text:p text:style-name="P1">0 372 <text:s text:c="2"/>6 <text:s text:c="2"/>4 <text:s/>11 <text:s text:c="2"/>4 <text:s text:c="2"/>7 <text:s text:c="2"/>2 <text:s/>14 <text:s text:c="2"/>5 | <text:s text:c="2"/>b = 1</text:p>
      <text:p text:style-name="P1">3 <text:s text:c="2"/>6 376 <text:s/>13 <text:s text:c="2"/>5 <text:s text:c="2"/>3 <text:s text:c="2"/>0 <text:s text:c="2"/>3 <text:s/>16 <text:s text:c="2"/>5 | <text:s text:c="2"/>c = 2</text:p>
      <text:p text:style-name="P1">1 <text:s text:c="2"/>5 <text:s/>13 365 <text:s text:c="2"/>1 <text:s text:c="2"/>9 <text:s text:c="2"/>0 <text:s text:c="2"/>6 <text:s/>10 <text:s/>16 | <text:s text:c="2"/>d = 3</text:p>
      <text:p text:style-name="P1">7 <text:s/>10 <text:s text:c="2"/>0 <text:s text:c="2"/>0 376 <text:s text:c="2"/>3 <text:s text:c="2"/>8 <text:s text:c="2"/>6 <text:s text:c="2"/>2 <text:s text:c="2"/>3 | <text:s text:c="2"/>e = 4</text:p>
      <text:p text:style-name="P1">2 <text:s text:c="2"/>2 <text:s text:c="2"/>0 <text:s/>12 <text:s text:c="2"/>3 381 <text:s text:c="2"/>4 <text:s text:c="2"/>0 <text:s text:c="2"/>9 <text:s/>11 | <text:s text:c="2"/>f = 5</text:p>
      <text:p text:style-name="P1">1 <text:s text:c="2"/>3 <text:s text:c="2"/>4 <text:s text:c="2"/>0 <text:s text:c="2"/>3 <text:s text:c="2"/>4 396 <text:s text:c="2"/>0 <text:s text:c="2"/>6 <text:s text:c="2"/>0 | <text:s text:c="2"/>g = 6</text:p>
      <text:p text:style-name="P1">2 <text:s text:c="2"/>5 <text:s text:c="2"/>3 <text:s text:c="2"/>3 <text:s text:c="2"/>5 <text:s text:c="2"/>4 <text:s text:c="2"/>1 388 <text:s text:c="2"/>4 <text:s/>14 | <text:s text:c="2"/>h = 7</text:p>
      <text:p text:style-name="P1">1 <text:s/>14 <text:s/>14 <text:s text:c="2"/>9 <text:s text:c="2"/>5 <text:s text:c="2"/>7 <text:s text:c="2"/>7 <text:s text:c="2"/>6 348 <text:s text:c="2"/>9 | <text:s text:c="2"/>i = 8</text:p>
      <text:p text:style-name="P1">2 <text:s text:c="2"/>6 <text:s text:c="2"/>5 <text:s text:c="2"/>9 <text:s text:c="2"/>5 <text:s text:c="2"/>9 <text:s text:c="2"/>0 <text:s text:c="2"/>9 <text:s text:c="2"/>8 364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oft-page-break/>#50</text:p>
      <text:p text:style-name="P1">Size of the tree : 525</text:p>
      <text:p text:style-name="P1"/>
      <text:p text:style-name="P1">Time taken to build model: 0.1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815 <text:s text:c="14"/>90.4028 %</text:p>
      <text:p text:style-name="P1">Incorrectly Classified Instances <text:s text:c="6"/>405 <text:s text:c="15"/>9.5972 %</text:p>
      <text:p text:style-name="P1">Kappa statistic <text:s text:c="25"/>0.8934</text:p>
      <text:p text:style-name="P1">Mean absolute error <text:s text:c="21"/>0.0192</text:p>
      <text:p text:style-name="P1">Root mean squared error <text:s text:c="17"/>0.1385</text:p>
      <text:p text:style-name="P1">Relative absolute error <text:s text:c="16"/>10.6637 %</text:p>
      <text:p text:style-name="P1">Root relative squared error <text:s text:c="12"/>46.1815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9 <text:s text:c="4"/>0.006 <text:s text:c="5"/>0.95 <text:s text:c="5"/>0.959 <text:s text:c="4"/>0.955 <text:s text:c="5"/>0.977 <text:s text:c="3"/>0</text:p>
      <text:p text:style-name="P1">0.901 <text:s text:c="4"/>0.013 <text:s text:c="5"/>0.882 <text:s text:c="4"/>0.901 <text:s text:c="4"/>0.892 <text:s text:c="5"/>0.944 <text:s text:c="3"/>1</text:p>
      <text:p text:style-name="P1">0.87 <text:s text:c="5"/>0.01 <text:s text:c="6"/>0.906 <text:s text:c="4"/>0.87 <text:s text:c="5"/>0.887 <text:s text:c="5"/>0.93 <text:s text:c="4"/>2</text:p>
      <text:p text:style-name="P1">0.864 <text:s text:c="4"/>0.011 <text:s text:c="5"/>0.895 <text:s text:c="4"/>0.864 <text:s text:c="4"/>0.879 <text:s text:c="5"/>0.926 <text:s text:c="3"/>3</text:p>
      <text:p text:style-name="P1">0.913 <text:s text:c="4"/>0.008 <text:s text:c="5"/>0.924 <text:s text:c="4"/>0.913 <text:s text:c="4"/>0.919 <text:s text:c="5"/>0.953 <text:s text:c="3"/>4</text:p>
      <text:p text:style-name="P1">0.913 <text:s text:c="4"/>0.01 <text:s text:c="6"/>0.913 <text:s text:c="4"/>0.913 <text:s text:c="4"/>0.913 <text:s text:c="5"/>0.951 <text:s text:c="3"/>5</text:p>
      <text:p text:style-name="P1">0.952 <text:s text:c="4"/>0.005 <text:s text:c="5"/>0.954 <text:s text:c="4"/>0.952 <text:s text:c="4"/>0.953 <text:s text:c="5"/>0.974 <text:s text:c="3"/>6</text:p>
      <text:p text:style-name="P1">0.911 <text:s text:c="4"/>0.006 <text:s text:c="5"/>0.949 <text:s text:c="4"/>0.911 <text:s text:c="4"/>0.93 <text:s text:c="6"/>0.953 <text:s text:c="3"/>7</text:p>
      <text:p text:style-name="P1">0.857 <text:s text:c="4"/>0.025 <text:s text:c="5"/>0.791 <text:s text:c="4"/>0.857 <text:s text:c="4"/>0.823 <text:s text:c="5"/>0.916 <text:s text:c="3"/>8</text:p>
      <text:p text:style-name="P1">0.902 <text:s text:c="4"/>0.013 <text:s text:c="5"/>0.887 <text:s text:c="4"/>0.902 <text:s text:c="4"/>0.894 <text:s text:c="5"/>0.945 <text:s text:c="3"/>9</text:p>
      <text:p text:style-name="P1">Weighted Avg. <text:s text:c="3"/>0.904 <text:s text:c="4"/>0.011 <text:s text:c="5"/>0.905 <text:s text:c="4"/>0.904 <text:s text:c="4"/>0.904 <text:s text:c="5"/>0.94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0 <text:s text:c="2"/>0 <text:s text:c="2"/>2 <text:s text:c="2"/>1 <text:s text:c="2"/>2 <text:s text:c="2"/>0 <text:s text:c="2"/>2 <text:s text:c="2"/>1 <text:s text:c="2"/>6 <text:s text:c="2"/>3 | <text:s text:c="2"/>a = 0</text:p>
      <text:p text:style-name="P1">1 383 <text:s text:c="2"/>8 <text:s text:c="2"/>3 <text:s text:c="2"/>3 <text:s text:c="2"/>5 <text:s text:c="2"/>2 <text:s text:c="2"/>3 <text:s/>13 <text:s text:c="2"/>4 | <text:s text:c="2"/>b = 1</text:p>
      <text:p text:style-name="P1">2 <text:s text:c="2"/>9 374 <text:s/>12 <text:s text:c="2"/>1 <text:s text:c="2"/>3 <text:s text:c="2"/>3 <text:s text:c="2"/>2 <text:s/>17 <text:s text:c="2"/>7 | <text:s text:c="2"/>c = 2</text:p>
      <text:p text:style-name="P1">4 <text:s text:c="2"/>5 <text:s text:c="2"/>9 368 <text:s text:c="2"/>0 <text:s text:c="2"/>7 <text:s text:c="2"/>0 <text:s text:c="2"/>2 <text:s/>18 <text:s/>13 | <text:s text:c="2"/>d = 3</text:p>
      <text:p text:style-name="P1">5 <text:s text:c="2"/>1 <text:s text:c="2"/>1 <text:s text:c="2"/>0 379 <text:s text:c="2"/>3 <text:s text:c="2"/>5 <text:s text:c="2"/>5 <text:s/>12 <text:s text:c="2"/>4 | <text:s text:c="2"/>e = 4</text:p>
      <text:p text:style-name="P1">2 <text:s text:c="2"/>4 <text:s text:c="2"/>4 <text:s text:c="2"/>3 <text:s text:c="2"/>6 387 <text:s text:c="2"/>3 <text:s text:c="2"/>1 <text:s text:c="2"/>7 <text:s text:c="2"/>7 | <text:s text:c="2"/>f = 5</text:p>
      <text:p text:style-name="P1">2 <text:s text:c="2"/>3 <text:s text:c="2"/>0 <text:s text:c="2"/>1 <text:s text:c="2"/>4 <text:s text:c="2"/>0 397 <text:s text:c="2"/>0 <text:s/>10 <text:s text:c="2"/>0 | <text:s text:c="2"/>g = 6</text:p>
      <text:p text:style-name="P1">1 <text:s text:c="2"/>1 <text:s text:c="2"/>5 <text:s text:c="2"/>7 <text:s text:c="2"/>7 <text:s text:c="2"/>3 <text:s text:c="2"/>2 391 <text:s text:c="2"/>6 <text:s text:c="2"/>6 | <text:s text:c="2"/>h = 7</text:p>
      <text:p text:style-name="P1">4 <text:s/>23 <text:s text:c="2"/>6 <text:s text:c="2"/>6 <text:s text:c="2"/>4 <text:s text:c="2"/>8 <text:s text:c="2"/>2 <text:s text:c="2"/>3 360 <text:s text:c="2"/>4 | <text:s text:c="2"/>i = 8</text:p>
      <text:p text:style-name="P1">0 <text:s text:c="2"/>5 <text:s text:c="2"/>4 <text:s/>10 <text:s text:c="2"/>4 <text:s text:c="2"/>8 <text:s text:c="2"/>0 <text:s text:c="2"/>4 <text:s text:c="2"/>6 376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0</text:p>
      <text:p text:style-name="P1"><text:soft-page-break/></text:p>
      <text:p text:style-name="P1">Size of the tree : 525</text:p>
      <text:p text:style-name="P1"/>
      <text:p text:style-name="P1">Time taken to build model: 0.1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803 <text:s text:c="14"/>90.1185 %</text:p>
      <text:p text:style-name="P1">Incorrectly Classified Instances <text:s text:c="6"/>417 <text:s text:c="15"/>9.8815 %</text:p>
      <text:p text:style-name="P1">Kappa statistic <text:s text:c="25"/>0.8902</text:p>
      <text:p text:style-name="P1">Mean absolute error <text:s text:c="21"/>0.0198</text:p>
      <text:p text:style-name="P1">Root mean squared error <text:s text:c="17"/>0.1406</text:p>
      <text:p text:style-name="P1">Relative absolute error <text:s text:c="16"/>10.9796 %</text:p>
      <text:p text:style-name="P1">Root relative squared error <text:s text:c="12"/>46.8607 %</text:p>
      <text:p text:style-name="P1">Total Number of Instances <text:s text:c="12"/>4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2 <text:s text:c="4"/>0.004 <text:s text:c="5"/>0.959 <text:s text:c="4"/>0.962 <text:s text:c="4"/>0.96 <text:s text:c="6"/>0.979 <text:s text:c="3"/>0</text:p>
      <text:p text:style-name="P1">0.901 <text:s text:c="4"/>0.016 <text:s text:c="5"/>0.861 <text:s text:c="4"/>0.901 <text:s text:c="4"/>0.88 <text:s text:c="6"/>0.942 <text:s text:c="3"/>1</text:p>
      <text:p text:style-name="P1">0.884 <text:s text:c="4"/>0.012 <text:s text:c="5"/>0.89 <text:s text:c="5"/>0.884 <text:s text:c="4"/>0.887 <text:s text:c="5"/>0.936 <text:s text:c="3"/>2</text:p>
      <text:p text:style-name="P1">0.866 <text:s text:c="4"/>0.013 <text:s text:c="5"/>0.879 <text:s text:c="4"/>0.866 <text:s text:c="4"/>0.872 <text:s text:c="5"/>0.926 <text:s text:c="3"/>3</text:p>
      <text:p text:style-name="P1">0.899 <text:s text:c="4"/>0.01 <text:s text:c="6"/>0.91 <text:s text:c="5"/>0.899 <text:s text:c="4"/>0.904 <text:s text:c="5"/>0.945 <text:s text:c="3"/>4</text:p>
      <text:p text:style-name="P1">0.922 <text:s text:c="4"/>0.009 <text:s text:c="5"/>0.918 <text:s text:c="4"/>0.922 <text:s text:c="4"/>0.92 <text:s text:c="6"/>0.956 <text:s text:c="3"/>5</text:p>
      <text:p text:style-name="P1">0.954 <text:s text:c="4"/>0.006 <text:s text:c="5"/>0.945 <text:s text:c="4"/>0.954 <text:s text:c="4"/>0.95 <text:s text:c="6"/>0.974 <text:s text:c="3"/>6</text:p>
      <text:p text:style-name="P1">0.9 <text:s text:c="6"/>0.006 <text:s text:c="5"/>0.946 <text:s text:c="4"/>0.9 <text:s text:c="6"/>0.922 <text:s text:c="5"/>0.947 <text:s text:c="3"/>7</text:p>
      <text:p text:style-name="P1">0.864 <text:s text:c="4"/>0.019 <text:s text:c="5"/>0.831 <text:s text:c="4"/>0.864 <text:s text:c="4"/>0.847 <text:s text:c="5"/>0.922 <text:s text:c="3"/>8</text:p>
      <text:p text:style-name="P1">0.861 <text:s text:c="4"/>0.013 <text:s text:c="5"/>0.88 <text:s text:c="5"/>0.861 <text:s text:c="4"/>0.87 <text:s text:c="6"/>0.924 <text:s text:c="3"/>9</text:p>
      <text:p text:style-name="P1">Weighted Avg. <text:s text:c="3"/>0.901 <text:s text:c="4"/>0.011 <text:s text:c="5"/>0.902 <text:s text:c="4"/>0.901 <text:s text:c="4"/>0.901 <text:s text:c="5"/>0.945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401 <text:s text:c="2"/>0 <text:s text:c="2"/>2 <text:s text:c="2"/>1 <text:s text:c="2"/>6 <text:s text:c="2"/>1 <text:s text:c="2"/>0 <text:s text:c="2"/>0 <text:s text:c="2"/>4 <text:s text:c="2"/>2 | <text:s text:c="2"/>a = 0</text:p>
      <text:p text:style-name="P1">1 383 <text:s text:c="2"/>7 <text:s text:c="2"/>4 <text:s text:c="2"/>4 <text:s text:c="2"/>4 <text:s text:c="2"/>3 <text:s text:c="2"/>2 <text:s/>13 <text:s text:c="2"/>4 | <text:s text:c="2"/>b = 1</text:p>
      <text:p text:style-name="P1">1 <text:s/>10 380 <text:s text:c="2"/>6 <text:s text:c="2"/>2 <text:s text:c="2"/>2 <text:s text:c="2"/>4 <text:s text:c="2"/>3 <text:s/>15 <text:s text:c="2"/>7 | <text:s text:c="2"/>c = 2</text:p>
      <text:p text:style-name="P1">3 <text:s text:c="2"/>9 <text:s/>10 369 <text:s text:c="2"/>0 <text:s text:c="2"/>8 <text:s text:c="2"/>0 <text:s text:c="2"/>2 <text:s/>13 <text:s/>12 | <text:s text:c="2"/>d = 3</text:p>
      <text:p text:style-name="P1">3 <text:s/>10 <text:s text:c="2"/>2 <text:s text:c="2"/>0 373 <text:s text:c="2"/>4 <text:s text:c="2"/>4 <text:s text:c="2"/>5 <text:s text:c="2"/>8 <text:s text:c="2"/>6 | <text:s text:c="2"/>e = 4</text:p>
      <text:p text:style-name="P1">1 <text:s text:c="2"/>3 <text:s text:c="2"/>3 <text:s text:c="2"/>4 <text:s text:c="2"/>2 391 <text:s text:c="2"/>4 <text:s text:c="2"/>1 <text:s text:c="2"/>9 <text:s text:c="2"/>6 | <text:s text:c="2"/>f = 5</text:p>
      <text:p text:style-name="P1">2 <text:s text:c="2"/>6 <text:s text:c="2"/>0 <text:s text:c="2"/>0 <text:s text:c="2"/>4 <text:s text:c="2"/>2 398 <text:s text:c="2"/>0 <text:s text:c="2"/>5 <text:s text:c="2"/>0 | <text:s text:c="2"/>g = 6</text:p>
      <text:p text:style-name="P1">2 <text:s text:c="2"/>2 <text:s text:c="2"/>7 <text:s text:c="2"/>9 <text:s text:c="2"/>9 <text:s text:c="2"/>3 <text:s text:c="2"/>0 386 <text:s text:c="2"/>3 <text:s text:c="2"/>8 | <text:s text:c="2"/>h = 7</text:p>
      <text:p text:style-name="P1">4 <text:s/>16 <text:s/>10 <text:s text:c="2"/>4 <text:s text:c="2"/>2 <text:s text:c="2"/>5 <text:s text:c="2"/>8 <text:s text:c="2"/>4 363 <text:s text:c="2"/>4 | <text:s text:c="2"/>i = 8</text:p>
      <text:p text:style-name="P1">0 <text:s text:c="2"/>6 <text:s text:c="2"/>6 <text:s/>23 <text:s text:c="2"/>8 <text:s text:c="2"/>6 <text:s text:c="2"/>0 <text:s text:c="2"/>5 <text:s text:c="2"/>4 359 | <text:s text:c="2"/>j = 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3:07:30.030284700</meta:creation-date>
    <dc:date>2016-12-03T03:08:49.473297282</dc:date>
    <meta:editing-duration>PT1M19S</meta:editing-duration>
    <meta:editing-cycles>1</meta:editing-cycles>
    <meta:document-statistic meta:table-count="0" meta:image-count="0" meta:object-count="0" meta:page-count="8" meta:paragraph-count="313" meta:word-count="2507" meta:character-count="16910" meta:non-whitespace-character-count="9691"/>
    <meta:generator>LibreOffice/5.2.2.2$Linux_X86_64 LibreOffice_project/20m0$Build-2</meta:generator>
  </office:meta>
</office:document-meta>
</file>